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nt Registration</text:p>
      <text:p text:style-name="Standard"/>
      <text:p text:style-name="Standard"><text:tab/>Admin</text:p>
      <text:p text:style-name="Standard"><text:tab/><text:tab/>Login</text:p>
      <text:p text:style-name="Standard"><text:tab/><text:tab/>Change Password</text:p>
      <text:p text:style-name="Standard"/>
      <text:p text:style-name="Standard"><text:tab/><text:tab/><text:span text:style-name="T1">Events</text:span></text:p>
      <text:p text:style-name="Standard"><text:tab/><text:tab/>Create Event</text:p>
      <text:p text:style-name="Standard"><text:tab/><text:tab/>List Event</text:p>
      <text:p text:style-name="Standard"/>
      <text:p text:style-name="Standard"/>
      <text:p text:style-name="Standard"><text:tab/>Admin User</text:p>
      <text:p text:style-name="Standard"><text:tab/><text:tab/>List of Attendees</text:p>
      <text:p text:style-name="Standard"><text:tab/><text:tab/>Approve Attendance</text:p>
      <text:p text:style-name="Standard"><text:tab/></text:p>
      <text:p text:style-name="Standard"><text:tab/>Members</text:p>
      <text:p text:style-name="Standard"><text:tab/><text:tab/>Register</text:p>
      <text:p text:style-name="Standard"><text:tab/><text:tab/><text:tab/>Name, Organisation, OrganisationAddress, Designation, Gender, email, mob, address</text:p>
      <text:p text:style-name="Standard"><text:tab/><text:tab/>Edit Profile</text:p>
      <text:p text:style-name="Standard"><text:tab/><text:tab/>Attendance Certificate</text:p>
      <text:p text:style-name="Standard"/>
      <text:p text:style-name="Standard"><text:tab/>Organisations</text:p>
      <text:p text:style-name="Standard"><text:tab/><text:tab/>Name, Address, TypeOfOrganisation, event_id</text:p>
      <text:p text:style-name="Standard"/>
      <text:p text:style-name="Standard"/>
      <text:p text:style-name="Standard"/>
      <text:p text:style-name="Standard"/>
      <text:p text:style-name="Standard">E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4-03-03T10:53:23</meta:creation-date>
    <dc:date>2014-03-04T15:20:03</dc:date>
    <dc:creator>student </dc:creator>
    <meta:editing-duration>PT00H10M4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9" meta:word-count="38" meta:character-count="335"/>
  </office:meta>
</office:document-meta>
</file>